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29e8" officeooo:paragraph-rsid="000329e8"/>
    </style:style>
    <style:style style:name="P2" style:family="paragraph" style:parent-style-name="Standard" style:list-style-name="L1">
      <style:text-properties officeooo:rsid="00048f47" officeooo:paragraph-rsid="00048f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282d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66037576799873925" text:style-name="L1">
        <text:list-item>
          <text:p text:style-name="P1">STRIPS (Fikes and Nilsson 1971) – first major planning system used </text:p>
        </text:list-item>
        <text:list-item>
          <text:p text:style-name="P1">PDDL (Ghallab <text:span text:style-name="T1">et al., </text:span><text:span text:style-name="T2">1998)</text:span></text:p>
        </text:list-item>
        <text:list-item>
          <text:p text:style-name="P2"><text:span text:style-name="T2">Graphplan </text:span><text:span text:style-name="T3">[Avrim Blum &amp; Merrick Furst (1995, 1997)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ibri" fo:font-family="Calibri" style:font-family-generic="swiss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ávio Vicente Ribeiro</meta:initial-creator>
    <meta:creation-date>2017-06-21T09:12:29.223348942</meta:creation-date>
    <dc:date>2017-06-21T09:36:52.558316072</dc:date>
    <dc:creator>Otávio Vicente Ribeiro</dc:creator>
    <meta:editing-duration>PT4M2S</meta:editing-duration>
    <meta:editing-cycles>1</meta:editing-cycles>
    <meta:document-statistic meta:table-count="0" meta:image-count="0" meta:object-count="0" meta:page-count="1" meta:paragraph-count="3" meta:word-count="26" meta:character-count="151" meta:non-whitespace-character-count="129"/>
    <meta:generator>LibreOffice/5.2.5.1$Linux_X86_64 LibreOffice_project/20m0$Build-1</meta:generator>
  </office:meta>
</office:document-meta>
</file>